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200%" fo:text-align="start" style:justify-single-word="false" fo:text-indent="0in" style:auto-text-indent="false">
        <style:tab-stops>
          <style:tab-stop style:position="0.4898in"/>
        </style:tab-stops>
      </style:paragraph-properties>
      <style:text-properties fo:font-size="12pt" style:font-size-asian="12pt" style:font-size-complex="12pt"/>
    </style:style>
    <style:style style:name="P3" style:family="paragraph" style:parent-style-name="Heading_20_1" style:master-page-name="numbering">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PROGRAMMING </text:h>
      <text:h text:style-name="Heading_20_2" text:outline-level="2">PROBLEMS</text:h>
      <text:p text:style-name="P2"><text:tab/>Some of the problems that the project had seems worse then they really were mainly because of time restrains an how they affected it. <text:s/>Our biggest problem and one that was addressed before the project was accepted and started was funding. The project was going to cost more then what was expected to be allowed. So this was addressed before hand and was allowed. Then when it came time to get the parts, funding was unavailable. <text:s/>This hurt the project and what was expected from it as well, as explained earlier. <text:s/>During construction of the project, some other problems occurred. <text:s/>For one parts were hard to find, so when substitute parts were used in the circuits, <text:s/>a lot of smoke come out of them. <text:s/>On top of that, the project designers <text:s/>had never used a real application dealing with that much amps so when <text:s/>the BJTs (bipolar junction transistor) plugged in, they were smoking, not because they were plugged in wrong, but because they need cooling, in all simulations the designers did with circuits, they never once needed to attach heat sinks to a single part. Lucky for the project, the computer lab had plenty of heat sinks in there scrap box. Other then the circuit issues problems with programming happened quite often. Every time the circuit was modified or moved the the program had to be adjusted. <text:s/>In all that code, finding the one lien that had to be changed wasn't easy. Due to lack of funding, another problem was the battery the project <text:s/>had on the power wheels wasn't charged and had no charger. <text:s/>The battery was attached to a borrowed charger. After the battery was charged, keeping it charged was another issue. The lab where we kept our project was shared with other group and they would ride the projects power wheels around till it was dead again or use the battery as a power source for there project. Steering the power wheels remotely ended up being the biggest problem the project <text:s/>had because of lack of funding the project couldn't get the gearbox to torque up a servo motor and at the size of the power wheels, without it wasn't enough to move the steering column at all. During solving this through redesign, we <text:soft-page-break/>came into more problems. <text:s/>The housing we made ended up being in the way of the top part f the power wheels and needed to be cut and bent to make work. Then the motor turned at 8000 rpm after the gear reduction so turning was at the blink of an eye meaning that re-centering it to straight wasn't possible. This was fixed with programming and our circuit. Length of the extensions on the usb cables was a small issue because they weren't long enough extensions had to be borrowed. The only other real problem that occurred was gaining access to the shops and labs. This was only a problem because of the time and deadli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 style:family="paragraph" style:parent-style-name="Heading_20_7"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master-page style:name="no_20_numbering" style:display-name="no numbering" style:page-layout-name="Mpm2"/>
    <style:master-page style:name="numbering" style:page-layout-name="Mpm3">
      <style:footer>
        <text:p text:style-name="MP1">Page <text:page-number text:select-page="current">2</text:page-number> of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23T15:55:12</meta:creation-date>
    <meta:editing-duration>PT00H00M40S</meta:editing-duration>
    <meta:editing-cycles>3</meta:editing-cycles>
    <meta:generator>OpenOffice.org/3.1$Linux OpenOffice.org_project/310m19$Build-9420</meta:generator>
    <dc:title>sen proj 1</dc:title>
    <dc:date>2010-04-23T18:10:49</dc:date>
    <meta:document-statistic meta:table-count="0" meta:image-count="0" meta:object-count="0" meta:page-count="2" meta:paragraph-count="4" meta:word-count="500" meta:character-count="2797"/>
    <meta:template xlink:type="simple" xlink:actuate="onRequest" xlink:title="sen proj 1" xlink:href="../../../.openoffice.org/3/user/template/sen%20proj%201.ott" meta:date="2010-04-23T15:55:12"/>
  </office:meta>
</office:document-meta>
</file>